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4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dead</text:p>
          </table:table-cell>
          <table:table-cell table:style-name="ce3" office:value-type="string" calcext:value-type="string">
            <text:p>live x good</text:p>
          </table:table-cell>
          <table:table-cell table:style-name="ce3"/>
        </table:table-row>
        <table:table-row table:style-name="ro1">
          <table:table-cell office:value-type="string" calcext:value-type="string">
            <text:p>live|goo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 &amp; F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 &amp; T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F (&amp;*)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 &amp; F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(* &amp;) F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^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~(T | T)</text:p>
          </table:table-cell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T &amp; T</text:p>
          </table:table-cell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=</text:p>
          </table:table-cell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(* &amp;) T</text:p>
          </table:table-cell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~(T &amp; F)</text:p>
          </table:table-cell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office:value-type="string" calcext:value-type="string">
            <text:p>T (&amp; *)</text:p>
          </table:table-cell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~(F &amp; T)</text:p>
          </table:table-cell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 | T</text:p>
          </table:table-cell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+</text:p>
          </table:table-cell>
          <table:table-cell table:style-name="ce3" office:value-type="string" calcext:value-type="string">
            <text:p>(* &amp; *)</text:p>
          </table:table-cell>
          <table:table-cell table:style-name="ce3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Лист2" table:style-name="ta1">
        <table:table-column table:style-name="co8" table:default-cell-style-name="Default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jected</text:p>
          </table:table-cell>
          <table:table-cell office:value-type="string" calcext:value-type="string">
            <text:p>rpoint x done</text:p>
          </table:table-cell>
        </table:table-row>
        <table:table-row table:style-name="ro1">
          <table:table-cell office:value-type="string" calcext:value-type="string">
            <text:p>rpoint|done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x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n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ne=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e=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done!=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point!=N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point!=None || done=Fla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oint!=None || done=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!(rpoint=done=Non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point=done=N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!(rpoint!=None || done=Flas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(rpoint!=None || done=Tr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rpoint=No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done=N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ne!=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e!=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.00.0000</text:date>, <text:time style:data-style-name="N2" text:time-value="15:42:25.89538257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7:55:50.555785119</meta:creation-date>
    <meta:generator>LibreOffice/4.2.2.1$Linux_x86 LibreOffice_project/c767121d5a2ede01e0016be000c005c63ebb3e8b</meta:generator>
    <dc:date>2014-03-18T16:04:59.061542759</dc:date>
    <meta:editing-duration>PT18M23S</meta:editing-duration>
    <meta:editing-cycles>6</meta:editing-cycles>
    <meta:document-statistic meta:table-count="2" meta:cell-count="214" meta:object-count="0"/>
  </office:meta>
</office:document-meta>
</file>